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636f7" officeooo:paragraph-rsid="00140e44"/>
    </style:style>
    <style:style style:name="P2" style:family="paragraph" style:parent-style-name="Standard">
      <style:paragraph-properties fo:text-align="start" style:justify-single-word="false"/>
      <style:text-properties officeooo:rsid="0004d0a3" officeooo:paragraph-rsid="00140e44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636f7" officeooo:paragraph-rsid="00140e44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5ace9" officeooo:paragraph-rsid="0015ace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ff3333" style:font-name="Times New Roman" fo:font-size="14pt" fo:letter-spacing="normal" fo:font-style="normal" fo:font-weight="bold" officeooo:rsid="000636f7" officeooo:paragraph-rsid="00140e44" fo:background-color="#ffffff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24a1c" officeooo:paragraph-rsid="00124a1c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4d0a3" officeooo:paragraph-rsid="00140e44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b94cb" officeooo:paragraph-rsid="001b94cb"/>
    </style:style>
    <style:style style:name="P9" style:family="paragraph" style:parent-style-name="Standard">
      <style:paragraph-properties fo:text-align="start" style:justify-single-word="false"/>
      <style:text-properties officeooo:paragraph-rsid="001d7938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d7938" officeooo:paragraph-rsid="001d7938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897a0" officeooo:paragraph-rsid="001897a0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0636f7" officeooo:paragraph-rsid="00140e44"/>
    </style:style>
    <style:style style:name="P13" style:family="paragraph" style:parent-style-name="Standard">
      <style:paragraph-properties fo:text-align="start" style:justify-single-word="false"/>
      <style:text-properties officeooo:rsid="000636f7" officeooo:paragraph-rsid="00140e44"/>
    </style:style>
    <style:style style:name="P14" style:family="paragraph" style:parent-style-name="Standard">
      <style:paragraph-properties fo:text-align="start" style:justify-single-word="false"/>
      <style:text-properties officeooo:rsid="002490e4" officeooo:paragraph-rsid="002490e4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1fa29" officeooo:paragraph-rsid="0011fa29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officeooo:paragraph-rsid="001d7938"/>
    </style:style>
    <style:style style:name="T1" style:family="text">
      <style:text-properties fo:font-weight="normal"/>
    </style:style>
    <style:style style:name="T2" style:family="text">
      <style:text-properties officeooo:rsid="001938db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 officeooo:rsid="001d7938" style:font-weight-asian="normal" style:font-weight-complex="normal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bold" officeooo:rsid="001d7938" style:font-weight-asian="bold" style:font-weight-complex="bold"/>
    </style:style>
    <style:style style:name="T5" style:family="text">
      <style:text-properties fo:font-variant="normal" fo:text-transform="none" fo:color="#ff3333" style:font-name="Times New Roman" fo:font-size="14pt" fo:letter-spacing="normal" fo:font-style="normal" fo:font-weight="normal" officeooo:rsid="001d7938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800000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officeooo:rsid="002021e5"/>
    </style:style>
    <style:style style:name="T11" style:family="text">
      <style:text-properties officeooo:rsid="0020dfd2"/>
    </style:style>
    <style:style style:name="T12" style:family="text">
      <style:text-properties officeooo:rsid="002147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LSA</text:p>
      <text:p text:style-name="P15">(Advanced Linux sound architecture )</text:p>
      <text:list xml:id="list3144351361289098426" text:style-name="L1">
        <text:list-item>
          <text:p text:style-name="P6">Part of the linux kernel while audio pulse is the middleware</text:p>
        </text:list-item>
        <text:list-item>
          <text:p text:style-name="P7">Sound card device driver creation</text:p>
        </text:list-item>
        <text:list-item>
          <text:p text:style-name="P7">Device driver for that card also available</text:p>
        </text:list-item>
        <text:list-item>
          <text:p text:style-name="P7">Data passing through the audio jack <text:span text:style-name="T2">or speaker </text:span>is in analog form</text:p>
        </text:list-item>
        <text:list-item>
          <text:p text:style-name="P7">Each sound card have DSP as built-in processing unit and its function is to ADC and DAC conversion</text:p>
        </text:list-item>
        <text:list-item>
          <text:p text:style-name="P7">Soundcard have its own memory to store information now a days <text:span text:style-name="T10">( buffer cache )</text:span></text:p>
        </text:list-item>
        <text:list-item>
          <text:p text:style-name="P7">Soundcard without DSP and memory will use CPU utilisation and main memory</text:p>
        </text:list-item>
        <text:list-item>
          <text:p text:style-name="P8"><text:span text:style-name="T11">It s</text:span>upports all interface</text:p>
        </text:list-item>
        <text:list-item>
          <text:p text:style-name="P8"><text:span text:style-name="T11">F</text:span>ully modularized driver</text:p>
        </text:list-item>
        <text:list-item>
          <text:p text:style-name="P8">SMP and thread safe design</text:p>
        </text:list-item>
        <text:list-item>
          <text:p text:style-name="P8"><text:span text:style-name="T11">U</text:span>ser space libraries</text:p>
        </text:list-item>
        <text:list-item>
          <text:p text:style-name="P8"><text:span text:style-name="T11">S</text:span>upport for OSS API's</text:p>
        </text:list-item>
        <text:list-item>
          <text:p text:style-name="P8"><text:span text:style-name="T11">R</text:span>esponsible for translating your hardware capabilities into software API's</text:p>
        </text:list-item>
        <text:list-item>
          <text:p text:style-name="P8">It mixes games and music ( two audio pulse into single and play )</text:p>
        </text:list-item>
      </text:list>
      <text:p text:style-name="P2"/>
      <text:p text:style-name="P1">read this page about ALSA Driver creation</text:p>
      <text:p text:style-name="P1"><text:a xlink:type="simple" xlink:href="http://www.alsa-project.org/~tiwai/writing-an-alsa-driver/">http://www.alsa-project.org/~tiwai/writing-an-alsa-driver/</text:a></text:p>
      <text:p text:style-name="P14"><text:a xlink:type="simple" xlink:href="http://www.alsa-project.org/main/index.php/Main_Page">http://www.alsa-project.org/main/index.php/Main_Page</text:a></text:p>
      <text:p text:style-name="P1">we will get enough knowledge</text:p>
      <text:p text:style-name="P1"/>
      <text:p text:style-name="P1"/>
      <text:p text:style-name="P3">ALSA File Tree Structure</text:p>
      <text:p text:style-name="P4">Go to linux source directory /<text:span text:style-name="T12">usr/src/$(uname -r)/sound</text:span></text:p>
      <text:p text:style-name="P5"><text:span text:style-name="T1">sound</text:span><text:line-break/>                <text:span text:style-name="T1">/core</text:span><text:line-break/>                        <text:span text:style-name="T1">/oss</text:span><text:line-break/>                        <text:span text:style-name="T1">/seq</text:span><text:line-break/>                                <text:span text:style-name="T1">/oss</text:span><text:line-break/>                                <text:span text:style-name="T1">/instr</text:span><text:line-break/>                <text:span text:style-name="T1">/ioctl32</text:span><text:line-break/>                <text:span text:style-name="T1">/include</text:span><text:line-break/>                <text:span text:style-name="T1">/drivers</text:span><text:line-break/>                        <text:span text:style-name="T1">/mpu401</text:span><text:line-break/>                        <text:span text:style-name="T1">/opl3</text:span><text:line-break/>                <text:span text:style-name="T1">/i2c</text:span><text:line-break/>                        <text:span text:style-name="T1">/l3</text:span><text:line-break/>                <text:span text:style-name="T1">/synth</text:span><text:line-break/>                        <text:span text:style-name="T1">/emux</text:span><text:line-break/>                <text:span text:style-name="T1">/pci</text:span><text:line-break/>                        <text:span text:style-name="T1">/(cards)</text:span><text:line-break/>                <text:span text:style-name="T1">/isa</text:span><text:line-break/>                        <text:span text:style-name="T1">/(cards)</text:span><text:line-break/>                <text:span text:style-name="T1">/arm</text:span><text:line-break/>                <text:span text:style-name="T1">/ppc</text:span><text:line-break/><text:soft-page-break/>                <text:span text:style-name="T1">/sparc</text:span><text:line-break/>                <text:span text:style-name="T1">/usb</text:span><text:line-break/>                <text:span text:style-name="T1">/pcmcia /(cards)</text:span><text:line-break/>                <text:span text:style-name="T1">/oss</text:span></text:p>
      <text:p text:style-name="P12"/>
      <text:p text:style-name="P11">API's</text:p>
      <text:p text:style-name="P16"><text:span text:style-name="T3">Application uses ALSA interface in order to get the services by the ALSA</text:span></text:p>
      <text:p text:style-name="P9"><text:span text:style-name="T3">Information interface <text:tab/>-&gt; </text:span><text:span text:style-name="T5">/proc/asound</text:span></text:p>
      <text:p text:style-name="P10">Control interface<text:tab/><text:tab/>-&gt;<text:span text:style-name="T8"> /dev/snd/controlCX</text:span></text:p>
      <text:p text:style-name="P10">Mixer interface<text:tab/><text:tab/>-&gt; <text:span text:style-name="T8">/dev/snd/mixerCXDX</text:span></text:p>
      <text:p text:style-name="P10">PCM interface<text:tab/><text:tab/>-&gt; <text:span text:style-name="T8">/dev/snd/pcmCXDX</text:span></text:p>
      <text:p text:style-name="P10">Raw MIDI interface<text:tab/>-&gt; <text:span text:style-name="T8">/dev/snd/midiCXDX</text:span></text:p>
      <text:p text:style-name="P10">sequencer interface<text:tab/>-&gt; <text:span text:style-name="T8">/dev/snd/seq</text:span></text:p>
      <text:p text:style-name="P10">Timer interface<text:tab/><text:tab/>-&gt; <text:span text:style-name="T8">/dev/snd/tim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4:26:12.621414013</meta:creation-date>
    <dc:date>2016-04-18T12:33:36.480028248</dc:date>
    <meta:editing-duration>PT4H58M44S</meta:editing-duration>
    <meta:editing-cycles>21</meta:editing-cycles>
    <meta:generator>LibreOffice/4.2.8.2$Linux_x86 LibreOffice_project/420m0$Build-2</meta:generator>
    <meta:document-statistic meta:table-count="0" meta:image-count="0" meta:object-count="0" meta:page-count="2" meta:paragraph-count="32" meta:word-count="236" meta:character-count="1998" meta:non-whitespace-character-count="1323"/>
  </office:meta>
</office:document-meta>
</file>